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400000042CB4233E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fo:break-before="page"/>
    </style:style>
    <style:style style:name="P3" style:family="paragraph" style:parent-style-name="Standard">
      <style:paragraph-properties fo:text-align="center" style:justify-single-word="false"/>
      <style:text-properties style:font-name="Liberation Sans" fo:font-size="16pt" style:font-size-asian="14pt" style:font-size-complex="16pt"/>
    </style:style>
    <style:style style:name="P4" style:family="paragraph" style:parent-style-name="Standard">
      <style:paragraph-properties fo:text-align="center" style:justify-single-word="false"/>
      <style:text-properties style:font-name="Liberation Sans" fo:font-size="18pt" fo:font-weight="normal" style:font-size-asian="18pt" style:font-weight-asian="normal" style:font-size-complex="18pt" style:font-weight-complex="normal"/>
    </style:style>
    <style:style style:name="P5" style:family="paragraph" style:parent-style-name="Standard">
      <style:paragraph-properties fo:text-align="start" style:justify-single-word="false"/>
      <style:text-properties style:font-name="Liberation Sans" fo:font-size="14pt" style:font-size-asian="14pt" style:font-size-complex="14pt"/>
    </style:style>
    <style:style style:name="P6" style:family="paragraph" style:parent-style-name="Standard">
      <style:paragraph-properties fo:text-align="start" style:justify-single-word="false"/>
      <style:text-properties style:font-name="Liberation Sans" fo:font-size="14pt" style:font-size-asian="12.25pt" style:font-size-complex="14pt"/>
    </style:style>
    <style:style style:name="P7" style:family="paragraph" style:parent-style-name="Standard">
      <style:paragraph-properties fo:text-align="center" style:justify-single-word="false"/>
      <style:text-properties style:font-name="Liberation Sans" fo:font-size="14pt" style:font-size-asian="12.25pt" style:font-size-complex="14pt"/>
    </style:style>
    <style:style style:name="P8" style:family="paragraph" style:parent-style-name="Text_20_body">
      <style:paragraph-properties fo:text-align="justify" style:justify-single-word="false"/>
      <style:text-properties style:font-name="Liberation Sans" fo:font-weight="bold" style:font-weight-asian="bold" style:font-weight-complex="bold"/>
    </style:style>
    <style:style style:name="P9" style:family="paragraph" style:parent-style-name="Text_20_body">
      <style:text-properties style:font-name="Liberation Sans" fo:font-weight="bold" style:font-weight-asian="bold" style:font-weight-complex="bold"/>
    </style:style>
    <style:style style:name="P10" style:family="paragraph" style:parent-style-name="Text_20_body">
      <style:paragraph-properties fo:margin-top="0pt" fo:margin-bottom="11.99pt"/>
      <style:text-properties style:font-name="Liberation Sans" fo:font-weight="bold" style:font-weight-asian="bold" style:font-weight-complex="bold"/>
    </style:style>
    <style:style style:name="P11" style:family="paragraph" style:parent-style-name="Text_20_body">
      <style:paragraph-properties fo:margin-top="0pt" fo:margin-bottom="11.99pt" fo:text-align="justify" style:justify-single-word="false"/>
      <style:text-properties style:font-name="Liberation Sans" fo:font-weight="normal" style:font-weight-asian="normal" style:font-weight-complex="normal"/>
    </style:style>
    <style:style style:name="P12" style:family="paragraph" style:parent-style-name="Text_20_body">
      <style:paragraph-properties fo:margin-top="0pt" fo:margin-bottom="0pt" fo:text-align="justify" style:justify-single-word="false"/>
      <style:text-properties style:font-name="Liberation Sans" fo:font-weight="normal" style:font-weight-asian="normal" style:font-weight-complex="normal"/>
    </style:style>
    <style:style style:name="P13" style:family="paragraph" style:parent-style-name="Text_20_body" style:master-page-name="">
      <style:paragraph-properties fo:margin-top="11.99pt" fo:margin-bottom="11.99pt" fo:text-align="justify" style:justify-single-word="false" style:page-number="auto"/>
      <style:text-properties style:font-name="Liberation Sans" fo:font-weight="normal" style:font-weight-asian="normal" style:font-weight-complex="normal"/>
    </style:style>
    <style:style style:name="P14" style:family="paragraph" style:parent-style-name="Text_20_body">
      <style:paragraph-properties fo:margin-top="11.99pt" fo:margin-bottom="11.99pt"/>
    </style:style>
    <style:style style:name="P15" style:family="paragraph" style:parent-style-name="Text_20_body">
      <style:paragraph-properties fo:margin-top="11.99pt" fo:margin-bottom="11.99pt" fo:text-align="justify" style:justify-single-word="false"/>
      <style:text-properties style:font-name="Liberation Sans" fo:font-weight="normal" style:font-weight-asian="normal" style:font-weight-complex="normal"/>
    </style:style>
    <style:style style:name="P16" style:family="paragraph" style:parent-style-name="Text_20_body">
      <style:paragraph-properties fo:margin-top="11.99pt" fo:margin-bottom="11.99pt" fo:text-align="justify" style:justify-single-word="false"/>
      <style:text-properties fo:font-style="italic" style:font-style-asian="italic" style:font-style-complex="italic"/>
    </style:style>
    <style:style style:name="P17" style:family="paragraph" style:parent-style-name="Text_20_body">
      <style:paragraph-properties fo:margin-top="11.99pt" fo:margin-bottom="11.99pt"/>
      <style:text-properties fo:font-style="italic" fo:font-weight="normal" style:font-style-asian="italic" style:font-weight-asian="normal" style:font-style-complex="italic" style:font-weight-complex="normal"/>
    </style:style>
    <style:style style:name="P18" style:family="paragraph" style:parent-style-name="Text_20_body">
      <style:paragraph-properties fo:margin-top="11.99pt" fo:margin-bottom="11.99pt" fo:text-align="justify" style:justify-single-word="false"/>
      <style:text-properties fo:font-style="normal" style:font-style-asian="normal" style:font-style-complex="normal"/>
    </style:style>
    <style:style style:name="P19" style:family="paragraph" style:parent-style-name="Text_20_body">
      <style:paragraph-properties fo:margin-top="11.99pt" fo:margin-bottom="11.99pt" fo:text-align="justify" style:justify-single-word="false"/>
    </style:style>
    <style:style style:name="P20" style:family="paragraph" style:parent-style-name="Text_20_body" style:list-style-name="L1">
      <style:paragraph-properties fo:margin-top="0.99pt" fo:margin-bottom="0.99pt" fo:text-align="justify" style:justify-single-word="false"/>
      <style:text-properties style:font-name="Liberation Sans" fo:font-weight="normal" style:font-weight-asian="normal" style:font-weight-complex="normal"/>
    </style:style>
    <style:style style:name="P21" style:family="paragraph" style:parent-style-name="Standard" style:master-page-name="First_20_Page">
      <style:paragraph-properties fo:text-align="center" style:justify-single-word="false" style:page-number="auto"/>
      <style:text-properties style:font-name="Liberation Sans" fo:font-size="16pt" style:font-size-asian="14pt" style:font-size-complex="16pt"/>
    </style:style>
    <style:style style:name="P22" style:family="paragraph" style:parent-style-name="Standard" style:master-page-name="Standard">
      <style:paragraph-properties fo:text-align="start" style:justify-single-word="false" style:page-number="1" fo:break-before="page"/>
      <style:text-properties style:font-name="Liberation Sans" fo:font-size="14pt" style:font-size-asian="12.25pt" style:font-size-complex="14pt"/>
    </style:style>
    <style:style style:name="P23" style:family="paragraph" style:parent-style-name="Heading_20_1">
      <style:paragraph-properties fo:break-before="page"/>
      <style:text-properties style:font-name="Liberation Sans" fo:font-weight="bold" style:font-weight-asian="bold" style:font-weight-complex="bold"/>
    </style:style>
    <style:style style:name="T1" style:family="text">
      <style:text-properties fo:font-size="10pt" style:font-size-asian="8.75pt" style:font-size-complex="10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fo:margin-left="0pt" fo:margin-right="0pt" style:vertical-pos="top" style:vertical-rel="baseline" fo:padding-left="7.26pt" fo:padding-right="7.26pt" fo:padding-top="3.66pt" fo:padding-bottom="3.66pt" fo:border="none" style:mirror="none" fo:clip="rect(0pt, 0pt, 0pt, 0pt)"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Univerzitet u Beogradu</text:p>
      <text:p text:style-name="P3">Fakultet organizacionih nauka</text:p>
      <text:p text:style-name="P3">Laboratorija za elektronsko poslovanje</text:p>
      <text:p text:style-name="P3"/>
      <text:p text:style-name="P3"/>
      <text:p text:style-name="P3"/>
      <text:p text:style-name="P3"/>
      <text:p text:style-name="P3"/>
      <text:p text:style-name="P3"/>
      <text:p text:style-name="P3"/>
      <text:p text:style-name="P3"/>
      <text:p text:style-name="P3"/>
      <text:p text:style-name="P3"/>
      <text:p text:style-name="P3"/>
      <text:p text:style-name="P4">RAZVOJ IGARA KORIŠĆENJEM TEHNOLOGIJA HTML5, CSS3 I JAVASCRIPT</text:p>
      <text:p text:style-name="P3"/>
      <text:p text:style-name="P3">Seminarski rad iz Elektronskog poslovanja</text:p>
      <text:p text:style-name="P3"/>
      <text:p text:style-name="P3"/>
      <text:p text:style-name="P3"/>
      <text:p text:style-name="P3"/>
      <text:p text:style-name="P3"/>
      <text:p text:style-name="P3"/>
      <text:p text:style-name="P3"/>
      <text:p text:style-name="P3"/>
      <text:p text:style-name="P3"/>
      <text:p text:style-name="P3"/>
      <text:p text:style-name="P3"/>
      <text:p text:style-name="P5">Nastavnik: Doc. dr Zorica Bogdanović</text:p>
      <text:p text:style-name="P5"/>
      <text:p text:style-name="P6">Saradnik: Konstantin Simić</text:p>
      <text:p text:style-name="P6"/>
      <text:p text:style-name="P6">Student: Miloš Stojanović 223/11</text:p>
      <text:p text:style-name="P6"/>
      <text:p text:style-name="P6"/>
      <text:p text:style-name="P6"/>
      <text:p text:style-name="P6"/>
      <text:p text:style-name="P7">Beograd, 2013.</text:p>
      <text:p text:style-name="P2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3" text:outline-level="1">1. UVOD</text:h>
      <text:p text:style-name="P13">HTML5, kao najnovija verzija dobro poznate, standardne tehnologije za izradu veb stranica, je svojom pojavom privukao mnogo pažnje u svetu veb dizajna. Svedoci smo da, u savremenom internetu, sve više veb sajtova gubi tradicionalni oblik statičnih dokumenata sa tekstom, slikama i hipervezama. Veb sajtovi sve više postaju veoma moćne veb aplikacije, sa mogućnostima i karakteristikama klasičnih desktop aplikacija (obrada teksta, slika, videa). Novine koje donosi HTML5 predstavljaju nastavak tog trenda. Jedna od značajnih novina su šire mogućnosti kada su u pitanju multimedijalne i <text:s/>interaktivne veb lokacije. Recimo, HTML je sada u stanju da direktno reprodukuje video i audio sadržaj (novi <text:span text:style-name="T2">&lt;audio&gt; </text:span><text:span text:style-name="T3">i </text:span><text:span text:style-name="T2">&lt;video&gt; </text:span><text:span text:style-name="T3">elementi</text:span>) bez potrebe za raznim dodacima kao što su Adobe Flash ili Microsoft Silverlight. Pored ovih vidljivih novina, HTML5 donosi mnogo poboljšanja “pod haubom” koja značajno optimizuju komunikaciju servera i veb čitača.</text:p>
      <text:p text:style-name="P15">U duhu promena koje je predstavio HTML5, i CSS je doneo mnogo poboljšanja i novina u verziji CSS3. Projektanti su podelili CSS3 u module koji grupišu određene funkcionalnosti. To je olakšalo postupak prilagođavanja proizvođača internet čitača i omogućilo je da se specifikacija treće verzije i dalje razvija, a da se određeni stabilni delovi već koriste, što ne bi bilo moguće da je u pitanju monolitna struktura specifikacije. Neki od modula su:</text:p>
      <text:list xml:id="list366582874" text:style-name="L1">
        <text:list-item>
          <text:p text:style-name="P20">Selectors</text:p>
        </text:list-item>
        <text:list-item>
          <text:p text:style-name="P20">Layout</text:p>
        </text:list-item>
        <text:list-item>
          <text:p text:style-name="P20">Media Queries</text:p>
        </text:list-item>
        <text:list-item>
          <text:p text:style-name="P20">Borders and Backgrounds</text:p>
        </text:list-item>
        <text:list-item>
          <text:p text:style-name="P20">Color</text:p>
        </text:list-item>
      </text:list>
      <text:p text:style-name="P12"/>
      <text:p text:style-name="P15">JavaScript je još jedna veoma popularna i moćna veb tehnologija. To je jednostavan, svestran i efektivan jezik koji se koristi da se proširi funkcionalnost veb sajtova. Upotreba seže od kreiranja vizualnih efekata, pružanja većeg stepena interaktivnosti do procesiranja podataka sa veb stranica. JavaScript koristi DOM (Document Object Model) za prezentovanje i interakciju sa elementima i objektima <text:s/>HTML, XHTML dokumenata. DOM predstavlja uređenu hijerarhiju objekata kojoj se pristupa kroj odgovarajući API. Neke od prednosti JavaScript-a su: izvršava se na klijentskoj strani i time ne opterećuje server, relativno je lak za korišćenje i učenje, široko je prihvaćen od strane proizvođača internet čitača. Jedna od mana <text:soft-page-break/>koju kritičari navode je problem sigurnosti zbog činjenice da se kod izvršava na strani klijenta što otvara priliku za delovanje malicioznog softvera.</text:p>
      <text:p text:style-name="P15">Zahvaljujući ovim karakteristikama, navedene tehnologije se sve više koriste i za razvoj igrica, posebno u veb i mobilnom okruženju. U ovom radu će biti predstavljene neke mogućnosti i načini kako se u ovim tehnologijama može implementirati jednostavna igrica.</text:p>
      <text:h text:style-name="Heading_20_1" text:outline-level="1">2. OPŠTA ANALIZA I OPIS TEHNOLOGIJA SA ASPEKTA RAZVOJA IGARA</text:h>
      <text:p text:style-name="P14">U ovom poglavlju će biti prezentovane neke prednosti i opšte tehnike i elementi za razvoj igirca uz pomoć navedenih tehnologija.</text:p>
      <text:h text:style-name="Heading_20_2" text:outline-level="2">2.1 Prednosti korišćenja tehnologija HTML5, CSS3 i JavaScript za razvoj igara</text:h>
      <text:p text:style-name="P14">Koje su to prednosti korišćenja HTML5, CSS3 i JavaScript-a u odnosu na klasični, već dokazani native pristup?</text:p>
      <text:p text:style-name="P17">PLATFORMSKA NEZAVISNOST</text:p>
      <text:p text:style-name="P19">Jedna od prvih i najočiglednijih prednosti je činjenica da će igrice koje su razvijene u navedenim tehnologijama raditi na svim modernim uređajima, od računara do tableta i mobilnih telefona i raznih vrsta operativnih sistema koji se na njima koriste (uz vrlo malo dodatnih podešavanje). Imajući u vidu mnoštvo hardverskih i softverskih platformi koje se pojavljuju, jasno je da platformska nezavisnost omogućava veću fleksibilnost i brzinu u razvoju aplikacija kao i širi pristup tržištu korisnika. Kod native pristupa, potrebno je krajnji proizvoid prilagoditi za sve ciljne platforme što iziskuje dodatne troškove i napore.</text:p>
      <text:p text:style-name="P16">UNIVERZALNA FRONT-END PLATFORMA</text:p>
      <text:p text:style-name="P18">Ukoliko je potrebno da koristite neku serversku tehnologiju, bez obzira za koju se odlučite (PHP, Python, Ruby, ASP.NET) HTML5 i JavaScript mogu da implementiraju bogatu i svestranu klijentsku stranu aplikacije. Vaš front-end ostaje otporan na promene back-end <text:soft-page-break/>tehnologija koje možete da menjate po potrebi.</text:p>
      <text:p text:style-name="P16">BRŽI RAZVOJNI PROCES I DISTRIBUCIJA</text:p>
      <text:p text:style-name="P14"><text:s/>Nema komplikovanih i dugih procesa kompajliranja i debagovanja, aplikacija je brže spremna za ažuriranje i distribuciju.</text:p>
      <text:p text:style-name="Text_20_body"/>
      <text:h text:style-name="Heading_20_2" text:outline-level="2">2.2 Elementi i koncepti koji se koriste u razvoju igara korišćenjem HTML5, CSS3 i JavaScript-a</text:h>
      <text:p text:style-name="Text_20_body"/>
      <text:p text:style-name="P14">FDSFDS</text:p>
      <text:p text:style-name="Text_20_body"/>
      <text:p text:style-name="P11"/>
      <text:p text:style-name="P9"/>
      <text:p text:style-name="P9"/>
      <text:p text:style-name="P10"/>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pt" fo:margin-bottom="6.01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219.71pt" style:type="center"/>
          <style:tab-stop style:position="439.4pt" style:type="right"/>
        </style:tab-stops>
      </style:paragraph-properties>
    </style:style>
    <style:style style:name="Footer" style:family="paragraph" style:parent-style-name="Standard" style:class="extra">
      <style:paragraph-properties text:number-lines="false" text:line-number="0">
        <style:tab-stops>
          <style:tab-stop style:position="219.71pt" style:type="center"/>
          <style:tab-stop style:position="439.4pt"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24.01pt" fo:margin-right="11.99pt" fo:margin-top="24.01pt" fo:margin-bottom="11.99pt" fo:text-indent="-21.6pt" style:auto-text-indent="fals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fo:break-before="page"/>
    </style:style>
    <style:style style:name="MT1" style:family="text">
      <style:text-properties fo:font-size="10pt" style:font-size-asian="8.75pt" style:font-size-complex="10pt"/>
    </style:style>
    <style:style style:name="Mfr1" style:family="graphic" style:parent-style-name="Graphics">
      <style:graphic-properties fo:margin-left="0pt" fo:margin-right="0pt" style:vertical-pos="top" style:vertical-rel="baseline" fo:padding-left="7.26pt" fo:padding-right="7.26pt" fo:padding-top="3.66pt" fo:padding-bottom="3.66pt" fo:border="none" style:mirror="none" fo:clip="rect(0pt, 0pt, 0pt, 0pt)" draw:luminance="0%" draw:contrast="0%" draw:red="0%" draw:green="0%" draw:blue="0%" draw:gamma="100%" draw:color-inversion="false" draw:image-opacity="100%" draw:color-mode="standard"/>
    </style:style>
    <style:page-layout style:name="Mpm1">
      <style:page-layout-properties fo:page-width="595.3pt" fo:page-height="841.89pt" style:num-format="1" style:print-orientation="portrait" fo:margin-top="70.84pt" fo:margin-bottom="70.84pt" fo:margin-left="85.04pt" fo:margin-right="70.84pt" style:shadow="none" fo:background-color="transparent" style:writing-mode="lr-tb" style:footnote-max-height="0pt">
        <style:background-image/>
        <style:columns fo:column-count="1" fo:column-gap="0pt"/>
        <style:footnote-sep style:width="0.51pt" style:line-style="solid" style:adjustment="left" style:rel-width="25%" style:color="#000000"/>
      </style:page-layout-properties>
      <style:header-style>
        <style:header-footer-properties svg:height="49.61pt" fo:margin-left="0pt" fo:margin-right="0pt" fo:margin-bottom="14.14pt" style:dynamic-spacing="false"/>
      </style:header-style>
      <style:footer-style>
        <style:header-footer-properties svg:height="46.8pt" fo:margin-left="0pt" fo:margin-right="0pt" fo:margin-top="11.34pt" style:dynamic-spacing="false"/>
      </style:footer-style>
    </style:page-layout>
    <style:page-layout style:name="Mpm2">
      <style:page-layout-properties fo:page-width="595.3pt" fo:page-height="841.89pt" style:num-format="1" style:print-orientation="portrait" fo:margin="56.69pt" fo:margin-top="56.69pt" fo:margin-bottom="56.69pt" fo:margin-left="56.69pt" fo:margin-right="56.69pt" style:writing-mode="lr-tb" style:footnote-max-height="0pt">
        <style:footnote-sep style:line-style="solid" style:adjustment="left" style:rel-width="25%" style:color="#000000"/>
      </style:page-layout-properties>
      <style:header-style/>
      <style:footer-style/>
    </style:page-layout>
    <style:page-layout style:name="Mpm3">
      <style:page-layout-properties fo:page-width="595.3pt" fo:page-height="841.89pt" style:num-format="1" style:print-orientation="portrait" fo:margin="56.69p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2"/><text:span text:style-name="MT1">Seminarski rad iz predmeta Elektronsko poslovanje <text:s text:c="58"/></text:span><text:span text:style-name="MT1"><draw:frame draw:style-name="Mfr1" draw:name="graphics1" text:anchor-type="as-char" svg:width="75.34pt" svg:height="27.61pt" draw:z-index="3"><draw:image xlink:href="Pictures/10000000000000B400000042CB4233E4.jpg" xlink:type="simple" xlink:show="embed" xlink:actuate="onLoad"/></draw:frame></text:span></text:p>
      </style:header>
      <style:footer>
        <text:p text:style-name="Footer"/>
        <text:p text:style-name="MP2"><text:sender-company text:fixed="false"/><text:page-number style:num-format="1" text:select-page="current" text:page-adjust="1">5</text:page-number></text:p>
      </style:footer>
    </style:master-page>
    <style:master-page style:name="Foot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8T13:33:39</meta:creation-date>
    <dc:date>2014-01-29T01:12:55</dc:date>
    <meta:editing-duration>PT9H33M54S</meta:editing-duration>
    <meta:editing-cycles>16</meta:editing-cycles>
    <meta:generator>LibreOffice/3.5$Linux_X86_64 LibreOffice_project/350m1$Build-2</meta:generator>
    <meta:document-statistic meta:table-count="0" meta:image-count="1" meta:object-count="0" meta:page-count="6" meta:paragraph-count="33" meta:word-count="664" meta:character-count="4613" meta:non-whitespace-character-count="3921"/>
  </office:meta>
</office:document-meta>
</file>